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084ddf" officeooo:paragraph-rsid="00084ddf"/>
    </style:style>
    <style:style style:name="P2" style:family="paragraph" style:parent-style-name="Text_20_body" style:list-style-name="L1">
      <style:text-properties officeooo:rsid="00084ddf" officeooo:paragraph-rsid="000aabd5"/>
    </style:style>
    <style:style style:name="P3" style:family="paragraph" style:parent-style-name="Text_20_body" style:list-style-name="L1">
      <style:text-properties officeooo:rsid="0008fe70" officeooo:paragraph-rsid="00084ddf"/>
    </style:style>
    <style:style style:name="P4" style:family="paragraph" style:parent-style-name="Text_20_body" style:list-style-name="L1">
      <style:text-properties officeooo:rsid="000aabd5" officeooo:paragraph-rsid="000aabd5"/>
    </style:style>
    <style:style style:name="P5" style:family="paragraph" style:parent-style-name="Text_20_body" style:list-style-name="L1">
      <style:text-properties officeooo:rsid="000ae008" officeooo:paragraph-rsid="000ae008"/>
    </style:style>
    <style:style style:name="T1" style:family="text">
      <style:text-properties officeooo:rsid="00085ca2"/>
    </style:style>
    <style:style style:name="T2" style:family="text">
      <style:text-properties officeooo:rsid="000ae0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Build <text:span text:style-name="T1">training algorithm</text:span></text:p>
          <text:list>
            <text:list-item>
              <text:p text:style-name="P3">for each class, divide the number of examples of that class by the total number of examples.</text:p>
            </text:list-item>
            <text:list-item>
              <text:p text:style-name="P1">for each class, for each attribute, divide the number of attributes in the class that match with the attribute, <text:span text:style-name="T1">plus one,</text:span> <text:span text:style-name="T1">by the sum of the total number of examples in the class and the number of attributes.</text:span></text:p>
            </text:list-item>
          </text:list>
        </text:list-item>
        <text:list-item>
          <text:p text:style-name="P1">Get data sets and</text:p>
          <text:list>
            <text:list-item>
              <text:p text:style-name="P1">fill in missing attributes</text:p>
            </text:list-item>
            <text:list-item>
              <text:p text:style-name="P2">bin real values into categorical values</text:p>
            </text:list-item>
            <text:list-item>
              <text:p text:style-name="P2">assign feature values to categorical values</text:p>
            </text:list-item>
            <text:list-item>
              <text:p text:style-name="P5">introduce noise to data sets for comparison</text:p>
            </text:list-item>
          </text:list>
        </text:list-item>
        <text:list-item>
          <text:p text:style-name="P5">we will implement our 2 loss functions to evaluate our algorithm</text:p>
          <text:list>
            <text:list-item>
              <text:p text:style-name="P5">one</text:p>
            </text:list-item>
            <text:list-item>
              <text:p text:style-name="P5">two</text:p>
            </text:list-item>
          </text:list>
        </text:list-item>
        <text:list-item>
          <text:p text:style-name="P4"><text:span text:style-name="T2">create a hypothesis and u</text:span>se 10-fold <text:span text:style-name="T2">cross validation to test our hypothesi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adea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adea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adea" fo:font-family="Caladea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adea" fo:font-family="Caladea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adea" fo:font-family="Caladea" style:font-family-generic="roman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9:52:43.717917079</meta:creation-date>
    <dc:date>2024-08-29T10:11:08.715564422</dc:date>
    <meta:editing-duration>PT1H10M14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2" meta:word-count="122" meta:character-count="648" meta:non-whitespace-character-count="550"/>
  </office:meta>
</office:document-meta>
</file>